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cfc8a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officeooo:rsid="0007d279" officeooo:paragraph-rsid="0007d279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07d279" officeooo:paragraph-rsid="0007d27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07d279" officeooo:paragraph-rsid="0007edb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07d279" officeooo:paragraph-rsid="000cfc8a" style:font-size-asian="10.5pt" style:font-weight-asian="normal" style:font-size-complex="12pt" style:font-weight-complex="normal"/>
    </style:style>
    <style:style style:name="T1" style:family="text">
      <style:text-properties fo:font-size="12pt" fo:font-weight="normal" officeooo:rsid="0007d279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0aebc6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0cfc8a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0d9025" style:font-size-asian="10.5pt" style:font-weight-asian="normal" style:font-size-complex="12pt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07edbb"/>
    </style:style>
    <style:style style:name="T7" style:family="text">
      <style:text-properties officeooo:rsid="0007edbb"/>
    </style:style>
    <style:style style:name="T8" style:family="text">
      <style:text-properties style:text-underline-style="none" officeooo:rsid="0007edbb"/>
    </style:style>
    <style:style style:name="T9" style:family="text">
      <style:text-properties style:text-underline-style="none" officeooo:rsid="00099551"/>
    </style:style>
    <style:style style:name="T10" style:family="text">
      <style:text-properties style:text-underline-style="none" officeooo:rsid="000b55ed"/>
    </style:style>
    <style:style style:name="T11" style:family="text">
      <style:text-properties style:text-underline-style="none" officeooo:rsid="000cfc8a"/>
    </style:style>
    <style:style style:name="T12" style:family="text">
      <style:text-properties officeooo:rsid="000aebc6"/>
    </style:style>
    <style:style style:name="T13" style:family="text">
      <style:text-properties officeooo:rsid="000c8ee3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cfc8a" style:font-weight-asian="normal" style:font-weight-complex="normal"/>
    </style:style>
    <style:style style:name="T16" style:family="text">
      <style:text-properties officeooo:rsid="000d90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4 Recursos e Equipa de Trabalho</text:p>
      <text:p text:style-name="P3"/>
      <text:p text:style-name="P3"><text:tab/>Nesta parte do relatório serão identificados os Recursos que a equipa desenvolvedora do Sistema de Base de Dados tem acesso e também será identificada a Equipa de Trabalho que auxiliará no Levantamento de Requisitos.</text:p>
      <text:p text:style-name="P3"/>
      <text:p text:style-name="P3"/>
      <text:p text:style-name="P3"><text:tab/>Quanto à Equipa de Trabalho consideramos os funcionários de cada Stand, os seus clientes e também a equipa desenvolvedora do Sistema de Gestão de Base de Dados (a partir de agora denominado de SGBD).</text:p>
      <text:p text:style-name="P3"><text:tab/> <text:span text:style-name="T7">A Equipa de Trabalho</text:span> da <text:span text:style-name="T5">Stand de Cabeceiras de Basto</text:span> é constituída pela sobrinha d<text:span text:style-name="T7">o Senhor Adolfo</text:span>, a Joana, que exerce a função de Gestora da Stand e também é ela que aborda a clientela.</text:p>
      <text:p text:style-name="P4"><text:tab/><text:span text:style-name="T7">A Equipa de Trabalho da </text:span><text:span text:style-name="T6">Stand de Ponta Delgada</text:span><text:span text:style-name="T8"> é constituída pela filha do Senhor Adolfo, a Dona Clara, que exerce a função de Gestora da Stand, e o seu marido, o Senhor António, que lida diretamente com a clientela.</text:span></text:p>
      <text:p text:style-name="P3"><text:span text:style-name="T8"><text:tab/>Os funcionários da </text:span><text:span text:style-name="T6">Stand de Felgueiras</text:span><text:span text:style-name="T8"> são: o Senhor </text:span><text:span text:style-name="T9">Adolfo</text:span><text:span text:style-name="T8">, que exerce a função de Gestor da Stand </text:span><text:span text:style-name="T10">e da empresa</text:span><text:span text:style-name="T8">, </text:span><text:span text:style-name="T10">e </text:span><text:span text:style-name="T8">a sua esposa, Dona Carolina,</text:span><text:span text:style-name="T9"> </text:span><text:span text:style-name="T8">que aborda diretamente com a clientela.</text:span></text:p>
      <text:p text:style-name="P3"><text:span text:style-name="T9"><text:tab/>Os desenvolvedores da SGBD serão: o Nelson, </text:span><text:span text:style-name="T11">o </text:span><text:span text:style-name="T9">Manuel, </text:span><text:span text:style-name="T11">o </text:span><text:span text:style-name="T9">Hugo e o Tomás.</text:span></text:p>
      <text:p text:style-name="P3"/>
      <text:p text:style-name="P3"/>
      <text:p text:style-name="P1"><text:span text:style-name="T1"><text:tab/>Quanto aos Recursos fornecidos pela Deutches Auto, podemos fazer a distinção entre Recursos Humanos e Materiais. Os Recursos Humanos disponíveis </text:span><text:span text:style-name="T2">são: os clientes, os funcionários da empresa e também a equipa desenvolvedora da SGBD. </text:span><text:span text:style-name="T3">A importância de considerarmos os clientes como Recursos Humanos é para facilitar na etapa do Levantamento de Requisitos que será apresentada mais à frente. Os funcionários da empresa fazem parte dos Recursos Humanos, uma vez que são estes que apresentam as dificuldades sentidas em cada stand, facilitando e orientando </text:span><text:span text:style-name="T4">a equipa especializada </text:span><text:span text:style-name="T3">na </text:span><text:span text:style-name="T4">sua</text:span><text:span text:style-name="T3"> melhor forma de atuar. A equipa desenvolvedora é constituída por um Engenheiro de Base de Dados, por um </text:span><text:span text:style-name="Strong_20_Emphasis"><text:span text:style-name="T14">Engenheiro de Backend e Infraestrutura, </text:span></text:span><text:span text:style-name="Strong_20_Emphasis"><text:span text:style-name="T15">por um Engenheiro de Segurança de Dados e por um Engenheiro de Análise de Dados e Inteligência de Negócios.</text:span></text:span></text:p>
      <text:p text:style-name="P5"><text:span text:style-name="T12"><text:tab/>Os Recursos Materiais podem ser diferenciados entre Hardware: 1 servidor, </text:span><text:span text:style-name="T16">que conecta as 3 stands,</text:span><text:span text:style-name="T12"> e 3 stands, </text:span><text:span text:style-name="T16">os três pontos de atuação por parte da equipa desenvolvedora</text:span><text:span text:style-name="T12">; e Software: a SGBD, </text:span><text:span text:style-name="T16">que visa solucionar as inconveniências apresentadas pelos vários funcionários da empresa e que será desenvolvida pela equipa especializada,</text:span><text:span text:style-name="T12"> e Aplicações de Vendas e </text:span>Aprovisionamento, <text:span text:style-name="T16">ou seja, as diversas formas de uso da SGBD para otimizar o negócio já existente e facilitar uma possível expansã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17:57:20.386486391</meta:creation-date>
    <dc:date>2025-03-06T01:07:27.384144013</dc:date>
    <meta:editing-duration>PT8M8S</meta:editing-duration>
    <meta:editing-cycles>1</meta:editing-cycles>
    <meta:document-statistic meta:table-count="0" meta:image-count="0" meta:object-count="0" meta:page-count="1" meta:paragraph-count="9" meta:word-count="402" meta:character-count="2437" meta:non-whitespace-character-count="2035"/>
    <meta:generator>LibreOffice/7.3.7.2$Linux_X86_64 LibreOffice_project/30$Build-2</meta:generator>
  </office:meta>
</office:document-meta>
</file>